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02cm" draw:marker-start-width="0.276cm" draw:marker-end-width="0.27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02cm" draw:marker-start-width="0.276cm" draw:marker-end="Arrow" draw:marker-end-width="0.381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02cm" draw:marker-end="Arrow" draw:marker-end-width="0.381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draw:stroke="dash" draw:stroke-dash="Fine_20_Dashed" svg:stroke-width="0.051cm" draw:marker-start-width="0.124cm" draw:marker-end-width="0.124cm" draw:textarea-horizontal-align="center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Fine_20_Dashed" svg:stroke-width="0.102cm" draw:marker-start-width="0.276cm" draw:marker-end-width="0.27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dash" draw:stroke-dash="Fine_20_Dashed" svg:stroke-width="0.102cm" draw:marker-end="Arrow" draw:marker-end-width="0.381cm" draw:textarea-horizontal-align="center" draw:textarea-vertical-align="middle" fo:padding-top="0.176cm" fo:padding-bottom="0.176cm" fo:padding-left="0.301cm" fo:padding-right="0.301cm"/>
    </style:style>
    <style:style style:name="gr7" style:family="graphic" style:parent-style-name="standard">
      <style:graphic-properties svg:stroke-width="0.051cm" draw:marker-start-width="0.124cm" draw:marker-end-width="0.124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Fine_20_Dashed" svg:stroke-width="0.102cm" draw:marker-start-width="0.352cm" draw:marker-end="Arrow" draw:marker-end-width="0.381cm" draw:textarea-horizontal-align="center" draw:textarea-vertical-align="middle" fo:padding-top="0.175cm" fo:padding-bottom="0.175cm" fo:padding-left="0.3cm" fo:padding-right="0.3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20pt"/>
    </style:style>
    <style:style style:name="P3" style:family="paragraph">
      <style:paragraph-properties fo:text-align="center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.6cm" fo:margin-right="0cm" fo:text-indent="-0.6cm"/>
    </style:style>
    <style:style style:name="T1" style:family="text">
      <style:text-properties fo:font-size="20pt"/>
    </style:style>
    <style:style style:name="T2" style:family="text">
      <style:text-properties fo:font-size="2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id="id1" draw:layer="layout" svg:width="6.604cm" svg:height="1.905cm" svg:x="9.525cm" svg:y="15.845cm">
          <text:p text:style-name="P1"><text:span text:style-name="T1">tim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2" draw:layer="layout" svg:width="6.605cm" svg:height="1.905cm" svg:x="4.525cm" svg:y="12.646cm">
          <text:p text:style-name="P1"><text:span text:style-name="T1">timer_manag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3" draw:layer="layout" svg:width="6.604cm" svg:height="1.905cm" svg:x="14.525cm" svg:y="12.646cm">
          <text:p text:style-name="P1"><text:span text:style-name="T1">timer_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4" draw:layer="layout" svg:width="6.604cm" svg:height="1.905cm" svg:x="9.525cm" svg:y="3.246cm">
          <text:p text:style-name="P1"><text:span text:style-name="T1">timer_bi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9.525cm" svg:y1="16.797cm" svg:x2="7.827cm" svg:y2="14.551cm" draw:start-shape="id1" draw:start-glue-point="3" draw:end-shape="id2" draw:end-glue-point="2">
          <text:p/>
        </draw:connector>
        <draw:connector draw:style-name="gr3" draw:text-style-name="P4" draw:layer="layout" svg:x1="16.129cm" svg:y1="16.797cm" svg:x2="17.827cm" svg:y2="14.551cm" draw:start-shape="id1" draw:start-glue-point="1" draw:end-shape="id3">
          <text:p/>
        </draw:connector>
        <draw:connector draw:style-name="gr3" draw:text-style-name="P4" draw:layer="layout" svg:x1="7.827cm" svg:y1="12.646cm" svg:x2="9.525cm" svg:y2="4.198cm" draw:start-shape="id2" draw:start-glue-point="0" draw:end-shape="id4" draw:end-glue-point="3">
          <text:p/>
        </draw:connector>
        <draw:connector draw:style-name="gr3" draw:text-style-name="P4" draw:layer="layout" svg:x1="17.827cm" svg:y1="12.646cm" svg:x2="16.129cm" svg:y2="4.198cm" draw:start-shape="id3" draw:start-glue-point="0" draw:end-shape="id4" draw:end-glue-point="1">
          <text:p/>
        </draw:connector>
        <draw:connector draw:style-name="gr3" draw:text-style-name="P4" draw:layer="layout" svg:x1="12.827cm" svg:y1="15.845cm" svg:x2="12.827cm" svg:y2="5.151cm" draw:start-shape="id1" draw:start-glue-point="0" draw:end-shape="id4" draw:end-glue-point="2">
          <text:p/>
        </draw:connector>
        <draw:custom-shape draw:style-name="gr1" draw:text-style-name="P2" draw:layer="layout" svg:width="5.545cm" svg:height="1.905cm" draw:transform="rotate (1.5707963267946) translate (1.91cm 17.78cm)">
          <text:p text:style-name="P1"><text:span text:style-name="T1">SMC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61cm" svg:height="1.905cm" draw:transform="rotate (1.5707963267946) translate (1.911cm 11.881cm)">
          <text:p text:style-name="P1"><text:span text:style-name="T2">S</text:span><text:span text:style-name="T1">M</text:span><text:span text:style-name="T2">I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207cm" svg:height="1.905cm" draw:transform="rotate (1.5707963267946) translate (1.912cm 7.382cm)">
          <text:p text:style-name="P1"><text:span text:style-name="T2">B</text:span><text:span text:style-name="T1">M</text:span><text:span text:style-name="T2">I</text:span><text:span text:style-name="T1">L</text:span></text:p>
          <draw:enhanced-geometry svg:viewBox="0 0 21600 21600" draw:type="rectangle" draw:enhanced-path="M 0 0 L 21600 0 21600 21600 0 21600 0 0 Z N"/>
        </draw:custom-shape>
        <draw:line draw:style-name="gr4" draw:text-style-name="P4" draw:layer="layout" svg:x1="3.81cm" svg:y1="7.62cm" svg:x2="27.305cm" svg:y2="7.62cm">
          <text:p/>
        </draw:line>
        <draw:line draw:style-name="gr4" draw:text-style-name="P4" draw:layer="layout" svg:x1="3.81cm" svg:y1="12.065cm" svg:x2="27.305cm" svg:y2="12.065cm">
          <text:p/>
        </draw:line>
        <draw:custom-shape draw:style-name="gr5" draw:text-style-name="P2" draw:id="id5" draw:layer="layout" svg:width="5.715cm" svg:height="1.905cm" svg:x="20.955cm" svg:y="8.755cm">
          <text:p text:style-name="P1"><text:span text:style-name="T1">XXX_si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svg:x1="16.129cm" svg:y1="16.797cm" svg:x2="23.812cm" svg:y2="10.66cm" draw:start-shape="id1" draw:start-glue-point="1" draw:end-shape="id5" draw:end-glue-point="2">
          <text:p/>
        </draw:connector>
        <draw:connector draw:style-name="gr6" draw:text-style-name="P4" draw:layer="layout" svg:x1="21.129cm" svg:y1="13.598cm" svg:x2="23.812cm" svg:y2="10.66cm" draw:start-shape="id3" draw:start-glue-point="1" draw:end-shape="id5" draw:end-glue-point="2">
          <text:p/>
        </draw:connector>
        <draw:custom-shape draw:style-name="gr7" draw:text-style-name="P4" draw:layer="layout" svg:width="26.035cm" svg:height="15.875cm" svg:x="1.27cm" svg:y="2.54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6.129cm" svg:y1="4.198cm" svg:x2="23.812cm" svg:y2="8.755cm" draw:start-shape="id4" draw:start-glue-point="1" draw:end-shape="id5" draw:end-glue-point="0">
          <text:p/>
        </draw:connector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Albany AMT'" style:font-family-generic="roman" style:font-pitch="variable" fo:font-size="44pt" fo:font-style="normal" fo:text-shadow="none" style:text-underline-style="none" fo:font-weight="normal" style:font-family-asian="'Albany AMT'" style:font-family-generic-asian="system" style:font-pitch-asian="variable" style:font-size-asian="44pt" style:font-style-asian="normal" style:font-weight-asian="normal" style:font-family-complex="'Albany AMT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Albany AMT'" style:font-family-generic="roman" style:font-pitch="variable" fo:font-size="20pt" fo:font-style="normal" fo:text-shadow="none" style:text-underline-style="none" fo:font-weight="normal" style:font-family-asian="'Albany AMT'" style:font-family-generic-asian="system" style:font-pitch-asian="variable" style:font-size-asian="20pt" style:font-style-asian="normal" style:font-weight-asian="normal" style:font-family-complex="'Albany AMT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Albany AMT'" style:font-family-generic="roman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9-07-10T16:04:45</meta:creation-date>
    <dc:date>2009-07-13T12:01:43</dc:date>
    <meta:print-date>2009-07-10T16:18:33</meta:print-date>
    <dc:language>en-US</dc:language>
    <meta:editing-cycles>5</meta:editing-cycles>
    <meta:editing-duration>PT23M10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